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2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3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4" style:family="paragraph" style:parent-style-name="Standard">
      <loext:graphic-properties draw:fill="none" draw:fill-color="#ffffff"/>
      <style:paragraph-properties fo:text-align="center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solid" style:text-underline-width="auto" style:text-underline-color="font-color" fo:font-weight="bold" officeooo:rsid="000ef330" officeooo:paragraph-rsid="000ef330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none" fo:font-weight="bold" officeooo:rsid="000ef330" officeooo:paragraph-rsid="000ef33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7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fa6b8" style:font-size-asian="12pt" style:font-size-complex="12pt"/>
    </style:style>
    <style:style style:name="P8" style:family="paragraph" style:parent-style-name="Standard">
      <loext:graphic-properties draw:fill="none" draw:fill-color="#ffffff"/>
      <style:paragraph-properties fo:margin-left="0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fa6b8" officeooo:paragraph-rsid="000fa6b8" style:font-size-asian="12pt" style:font-size-complex="12pt"/>
    </style:style>
    <style:style style:name="P9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name-complex="Times New Roman" style:font-size-complex="12pt"/>
    </style:style>
    <style:style style:name="P10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11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none" fo:font-weight="bold" officeooo:rsid="000ef330" officeooo:paragraph-rsid="000ef330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fo:font-weight="bold" officeooo:rsid="000ef330" officeooo:paragraph-rsid="000ef330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loext:graphic-properties draw:fill="none" draw:fill-color="#ffffff"/>
      <style:paragraph-properties fo:margin-left="1.251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14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fa6b8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complex="Times New Roman"/>
    </style:style>
    <style:style style:name="T3" style:family="text">
      <style:text-properties style:font-name-complex="Times New Roman"/>
    </style:style>
    <style:style style:name="T4" style:family="text">
      <style:text-properties officeooo:rsid="000fa6b8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prime de fonctions et de résultats (PFR)</text:p>
      <text:p text:style-name="P1"/>
      <text:p text:style-name="P5">Rappel de la règle</text:p>
      <text:p text:style-name="P2"/>
      <text:p text:style-name="P3">Le décret n°2008-1533 du 22 décembre 2008 instituant la PFR et les arrêtés des 22 décembre 2008, 9 octobre 2009 et 9 février 2011 fixent les conditions d’attribution de la prime de fonctions et de résultats.</text:p>
      <text:p text:style-name="P3"/>
      <text:p text:style-name="P3">Cette prime remplace les indemnités composant le régime indemnitaire des administrateurs civils (IFTS, indemnité de fonctions et de résultats et prime de rendement) depuis le 1<text:span text:style-name="T1">er</text:span> janvier 2010 et celles composant le régime indemnitaire des attachés d'administration du ministère de l'intérieur et des directeurs de préfectures (IFTS et IEMP) depuis le 1<text:span text:style-name="T1">er</text:span> janvier 2011.</text:p>
      <text:p text:style-name="P3"/>
      <text:p text:style-name="P3">La prime concerne la filière administrative pour les cadres d'emplois : administrateurs, directeurs, attachés et secrétaires de mairie. </text:p>
      <text:p text:style-name="P3"/>
      <text:p text:style-name="P3">Elle comprend deux parts :</text:p>
      <text:p text:style-name="P13">- une part tenant compte des responsabilités, du niveau d'expertise et de sujétions spéciales liées aux fonctions exercées : « part fonctionnelle PF » ;</text:p>
      <text:p text:style-name="P13">- une part liée aux résultats de la procédure d'évaluation individuelle et la manière de servir : « part résultats individuels PR ».</text:p>
      <text:p text:style-name="P13"/>
      <text:p text:style-name="P3">La « part fonctionnelle » est réduite en cas d'attribution d'un logement concédé par nécessité absolue de service.</text:p>
      <text:p text:style-name="P3"/>
      <text:p text:style-name="P3"><text:span text:style-name="T3">Le décret instituant la PFR est abrogé à compter du 31 décembre 2015 au profit du régime indemnitaire tenant compte des fonctions, des sujétions, de l’expertise et de l’engagement professionnel (RIFSEEP), cette prime ayant été généralisée à l’ensemble des corps de l’État au plus tard à compter du 1</text:span><text:span text:style-name="T2">er</text:span><text:span text:style-name="T3"> janvier 2017.</text:span></text:p>
      <text:p text:style-name="P9"/>
      <text:p text:style-name="P11">Tests réalisés</text:p>
      <text:p text:style-name="P9"/>
      <text:p text:style-name="P9">La PFR ne peut être attribuée que si :</text:p>
      <text:p text:style-name="P9"/>
      <text:p text:style-name="P6"><text:span text:style-name="T3">- </text:span><text:span text:style-name="T4">l’agent </text:span><text:span text:style-name="T3">ne bénéficie pas d’indemnités que la PFR remplace, notamment l’IFTS ;</text:span></text:p>
      <text:p text:style-name="P7"><text:span text:style-name="T3">- l’</text:span><text:span text:style-name="T4">agent</text:span><text:span text:style-name="T3"> bénéficiaire est de catégorie A ;</text:span></text:p>
      <text:p text:style-name="P7"><text:span text:style-name="T3">- </text:span><text:span text:style-name="T4">l’agent </text:span><text:span text:style-name="T3">est fonctionnaire (titulaire ou stagiaire) ;</text:span></text:p>
      <text:p text:style-name="P7"><text:span text:style-name="T3">- </text:span><text:span text:style-name="T4">les attributions </text:span><text:span text:style-name="T3">respecte</text:span><text:span text:style-name="T4">nt</text:span><text:span text:style-name="T3"> les plafonds d’attribution par grade, </text:span><text:span text:style-name="T4">en tenant compte éventuellement de la proratisation selon la quotité de travail et de la durée d’attribution de la prime en cours d’exercice.</text:span></text:p>
      <text:p text:style-name="P7"><text:span text:style-name="T4"/></text:p>
      <text:p text:style-name="P8"><text:soft-page-break/>Chaque test fait l’objet d’un traitement automatisé.</text:p>
      <text:p text:style-name="P12"/>
      <text:p text:style-name="P12">Impact sur les dépenses de personnel</text:p>
      <text:p text:style-name="P9"/>
      <text:p text:style-name="P9">L’agrégat IFTS + PFR est intéressant pour l’analyse financière. Il est fréquent que cet agrégat, en deux ou trois ans, augmente de 15 % à 50 %, selon les agents, entre la situation qui préexistait avant l’institution de la PFR et la situation indemnitaire qui a prévalu par la suite, avec des pointes proches de 100 %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6:43:18.639630850</meta:creation-date>
    <dc:date>2018-04-27T15:43:51.184545327</dc:date>
    <meta:editing-duration>PT6M14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2" meta:paragraph-count="19" meta:word-count="384" meta:character-count="2354" meta:non-whitespace-character-count="1988"/>
  </office:meta>
</office:document-meta>
</file>